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aa854" officeooo:paragraph-rsid="003aa854"/>
    </style:style>
    <style:style style:name="P2" style:family="paragraph" style:parent-style-name="Standard">
      <style:text-properties officeooo:rsid="003e1614" officeooo:paragraph-rsid="003e1614"/>
    </style:style>
    <style:style style:name="P3" style:family="paragraph" style:parent-style-name="Standard">
      <style:text-properties officeooo:rsid="001cd838" officeooo:paragraph-rsid="0038c374"/>
    </style:style>
    <style:style style:name="P4" style:family="paragraph" style:parent-style-name="Standard">
      <style:text-properties officeooo:rsid="00454422" officeooo:paragraph-rsid="00454422"/>
    </style:style>
    <style:style style:name="P5" style:family="paragraph" style:parent-style-name="Standard">
      <style:text-properties officeooo:rsid="0040e319" officeooo:paragraph-rsid="0040e319"/>
    </style:style>
    <style:style style:name="P6" style:family="paragraph" style:parent-style-name="Standard">
      <style:text-properties officeooo:rsid="00465b88" officeooo:paragraph-rsid="00465b88"/>
    </style:style>
    <style:style style:name="P7" style:family="paragraph" style:parent-style-name="Standard">
      <style:text-properties officeooo:rsid="003e1614" officeooo:paragraph-rsid="0038c374"/>
    </style:style>
    <style:style style:name="P8" style:family="paragraph" style:parent-style-name="Standard">
      <style:text-properties officeooo:rsid="0047d589" officeooo:paragraph-rsid="0047d589"/>
    </style:style>
    <style:style style:name="P9" style:family="paragraph" style:parent-style-name="Standard">
      <style:text-properties officeooo:rsid="00421dce" officeooo:paragraph-rsid="00421dce"/>
    </style:style>
    <style:style style:name="P10" style:family="paragraph" style:parent-style-name="Standard">
      <style:text-properties officeooo:rsid="0048c0ae" officeooo:paragraph-rsid="0048c0ae"/>
    </style:style>
    <style:style style:name="T1" style:family="text">
      <style:text-properties officeooo:rsid="003e1614"/>
    </style:style>
    <style:style style:name="T2" style:family="text">
      <style:text-properties officeooo:rsid="0040e319"/>
    </style:style>
    <style:style style:name="T3" style:family="text">
      <style:text-properties officeooo:rsid="004380d9"/>
    </style:style>
    <style:style style:name="T4" style:family="text">
      <style:text-properties officeooo:rsid="00465b88"/>
    </style:style>
    <style:style style:name="T5" style:family="text">
      <style:text-properties officeooo:rsid="0048c0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Ejercicio 1<text:span text:style-name="T3">4</text:span></text:p>
      <text:p text:style-name="P3"># Este programa <text:span text:style-name="T1">muestra la cantidad de enteros pares e impares entre 1 y </text:span></text:p>
      <text:p text:style-name="P4"># un numero solicitado</text:p>
      <text:p text:style-name="P7"/>
      <text:p text:style-name="P2"/>
      <text:p text:style-name="P5"><text:span text:style-name="T4">impar</text:span> = 0</text:p>
      <text:p text:style-name="P6">par = 0</text:p>
      <text:p text:style-name="P6"/>
      <text:p text:style-name="P8">MOSTRAR “Ingrese numero”</text:p>
      <text:p text:style-name="P8">N = <text:s/>LEER</text:p>
      <text:p text:style-name="P2"/>
      <text:p text:style-name="P2">PARA k =1 HASTA N </text:p>
      <text:p text:style-name="P2"><text:tab/><text:span text:style-name="T4">impar</text:span>= <text:span text:style-name="T4">impar</text:span> <text:s/>+ <text:span text:style-name="T2">k </text:span>% 2</text:p>
      <text:p text:style-name="P2"><text:s text:c="12"/><text:span text:style-name="T4">par = par + (k+1)%2</text:span></text:p>
      <text:p text:style-name="P2">FIN PARA</text:p>
      <text:p text:style-name="P2"/>
      <text:p text:style-name="P9">MOSTRAR “ <text:span text:style-name="T5">Pares: ”+par</text:span></text:p>
      <text:p text:style-name="P10">MOSTRAR “Impares: ”+imp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3:18:51.166175507</meta:creation-date>
    <meta:generator>LibreOffice/5.1.4.2$Linux_x86 LibreOffice_project/10m0$Build-2</meta:generator>
    <dc:date>2016-08-12T16:56:40.805287917</dc:date>
    <meta:editing-duration>PT9H12M41S</meta:editing-duration>
    <meta:editing-cycles>37</meta:editing-cycles>
    <meta:document-statistic meta:table-count="0" meta:image-count="0" meta:object-count="0" meta:page-count="1" meta:paragraph-count="13" meta:word-count="58" meta:character-count="284" meta:non-whitespace-character-count="222"/>
  </office:meta>
</office:document-meta>
</file>